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oto Sans Symbols" svg:font-family="'Noto Sans Symbol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style>
    <style:style style:name="P2"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paragraph-properties loext:contextual-spacing="false" fo:margin-left="0cm" fo:margin-right="0cm" fo:margin-top="0cm" fo:margin-bottom="0.176cm" fo:line-height="115%" fo:text-align="start" style:justify-single-word="false" fo:keep-together="auto" fo:orphans="2" fo:widows="2" fo:text-indent="0cm" style:auto-text-indent="false" fo:break-before="auto" fo:break-after="auto" fo:padding="0cm" fo:border="none" fo:keep-with-next="auto">
        <style:tab-stops>
          <style:tab-stop style:position="14.982cm" style:type="right"/>
        </style:tab-stops>
      </style:paragraph-properties>
    </style:style>
    <style:style style:name="P4" style:family="paragraph" style:parent-style-name="Standard">
      <style:paragraph-properties fo:line-height="150%" fo:text-align="end" style:justify-single-word="false">
        <style:tab-stops>
          <style:tab-stop style:position="7.5cm" style:type="center"/>
          <style:tab-stop style:position="10.001cm"/>
          <style:tab-stop style:position="15cm" style:type="right"/>
        </style:tab-stops>
      </style:paragraph-properties>
      <style:text-properties fo:color="#333333" fo:font-size="9pt" fo:background-color="#ffffff" style:font-size-asian="9pt" style:font-size-complex="9pt"/>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line-height="150%">
        <style:tab-stops>
          <style:tab-stop style:position="7.5cm" style:type="center"/>
          <style:tab-stop style:position="10.001cm"/>
          <style:tab-stop style:position="15cm" style:type="right"/>
        </style:tab-stops>
      </style:paragraph-properties>
      <style:text-properties fo:color="#333333" fo:font-size="9pt" fo:background-color="#ffffff" style:font-size-asian="9pt" style:font-size-complex="9pt"/>
    </style:style>
    <style:style style:name="P8" style:family="paragraph" style:parent-style-name="Standard">
      <style:paragraph-properties fo:line-height="150%">
        <style:tab-stops>
          <style:tab-stop style:position="7.371cm" style:type="right"/>
          <style:tab-stop style:position="10.001cm"/>
        </style:tab-stops>
      </style:paragraph-properties>
      <style:text-properties fo:color="#333333" fo:font-size="9pt" fo:background-color="#ffffff" style:font-size-asian="9pt" style:font-size-complex="9pt"/>
    </style:style>
    <style:style style:name="P9" style:family="paragraph" style:parent-style-name="Standard">
      <style:paragraph-properties fo:line-height="150%" fo:text-align="end" style:justify-single-word="false">
        <style:tab-stops>
          <style:tab-stop style:position="7.5cm" style:type="center"/>
          <style:tab-stop style:position="10.001cm"/>
          <style:tab-stop style:position="15cm" style:type="right"/>
        </style:tab-stops>
      </style:paragraph-properties>
      <style:text-properties fo:color="#333333" fo:font-size="9pt" fo:background-color="#ffffff" style:font-size-asian="9pt" style:font-size-complex="9pt"/>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master-page-name="Standard">
      <style:paragraph-properties loext:contextual-spacing="false" fo:margin-left="0cm" fo:margin-right="0cm" fo:margin-top="0cm" fo:margin-bottom="0cm" fo:line-height="115%" fo:text-align="start" style:justify-single-word="false" fo:keep-together="auto" fo:orphans="0" fo:widows="0" fo:text-indent="0cm" style:auto-text-indent="false" style:page-number="1" fo:break-before="auto" fo:break-after="auto" fo:padding="0cm" fo:border="none" fo:keep-with-next="auto"/>
    </style:style>
    <style:style style:name="P13" style:family="paragraph" style:parent-style-name="Standard" style:list-style-name="WWNum1">
      <style:paragraph-properties loext:contextual-spacing="false" fo:margin-left="1.27cm" fo:margin-right="0cm" fo:margin-top="0cm" fo:margin-bottom="0cm" fo:line-height="115%"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weight-complex="bold"/>
    </style:style>
    <style:style style:name="P14" style:family="paragraph" style:parent-style-name="Standard" style:list-style-name="WWNum1">
      <style:paragraph-properties loext:contextual-spacing="false" fo:margin-left="1.27cm" fo:margin-right="0cm" fo:margin-top="0cm" fo:margin-bottom="0cm" fo:line-height="115%" fo:text-align="start" style:justify-single-word="false" fo:orphans="2" fo:widows="2" fo:text-indent="-0.635cm" style:auto-text-indent="false" fo:padding="0cm" fo:border="none"/>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5" style:family="paragraph" style:parent-style-name="Standard" style:list-style-name="WWNum1">
      <style:paragraph-properties loext:contextual-spacing="false" fo:margin-left="1.27cm" fo:margin-right="0cm" fo:margin-top="0cm" fo:margin-bottom="0cm" fo:line-height="115%" fo:text-align="start" style:justify-single-word="false" fo:orphans="2" fo:widows="2" fo:text-indent="-0.635cm" style:auto-text-indent="false" fo:padding="0cm" fo:border="none"/>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weight-complex="normal"/>
    </style:style>
    <style:style style:name="T1"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heading=h.1fob9te" text:style-name="Index_20_Link" text:visited-style-name="Index_20_Link"><text:span text:style-name="T1">Introducció<text:tab/>1</text:span></text:a></text:p>
          <text:p text:style-name="P3"><text:a xlink:type="simple" xlink:href="#_heading=h.3znysh7" text:style-name="Index_20_Link" text:visited-style-name="Index_20_Link"><text:span text:style-name="T1">Conceptes a analitzar<text:tab/>1</text:span></text:a></text:p>
          <text:p text:style-name="P3"><text:a xlink:type="simple" xlink:href="#_heading=h.4d34og8" text:style-name="Index_20_Link" text:visited-style-name="Index_20_Link"><text:span text:style-name="T1">Conclusions<text:tab/>2</text:span></text:a></text:p>
          <text:h text:style-name="Heading_20_2" text:outline-level="2"/>
        </text:index-body>
      </text:table-of-content>
      <text:p text:style-name="Standard"><text:bookmark text:name="_heading=h.30j0zll"/></text:p>
      <text:h text:style-name="Heading_20_1" text:outline-level="1"><text:bookmark text:name="_heading=h.1fob9te"/>Introducció</text:h>
      <text:p text:style-name="P6">Abans de començar amb la part més tècnica de VUE i ara que ja sabem de Front, farem un treball de cerca i anàlisis. Intentarem conceptualitzar i entendre els termes bàsics amb els que VUE treballa. D’aquesta manera quan ens fiquem en la part tècnica serà tot més fàcil d’aplicar. És molt important que feu aquesta part, sinó serà molt fàcil que us perdeu. Amb els frameworks front entrem en un nou paradigma </text:p>
      <text:h text:style-name="Heading_20_1" text:outline-level="1"><text:bookmark text:name="_heading=h.3znysh7"/>Conceptes a analitzar</text:h>
      <text:p text:style-name="Standard">Escriu una petita descripció per cadascun d’aquest conceptes i si s’escau, afegeix algun link que hagis trobat d’interès:</text:p>
      <text:p text:style-name="Standard"/>
      <text:list xml:id="list679215140723111836" text:style-name="WWNum1">
        <text:list-item>
          <text:p text:style-name="P13">¿Qué es un Frameworks?</text:p>
          <text:p text:style-name="P14">Un framework es una estructura organizada que nos ofrece todas las funcionalidades para poder crear un proyecto de principio a fin.</text:p>
        </text:list-item>
        <text:list-item>
          <text:p text:style-name="P13">¿Qué es VUE?</text:p>
          <text:p text:style-name="P15">VUE es un framework progresivo de JavaScript dedicado al front end. Sirve para crear interfaces de usuario. Es como una capa añadida a javascript por herramientas. Sirve para crear aplicaciones de forma rapida, agradable, sencilla y muy práctica.</text:p>
        </text:list-item>
        <text:list-item>
          <text:p text:style-name="P13">Indica una diferencia de Vue con otros Frameworks.</text:p>
          <text:p text:style-name="P14">Hablando de modularidad: vue esta modularizado en librerias separadas que permite ir añadiendo funciones e interactividad a nuestra aplicacion. Vue ofrece lo básico, otros no (mas complejo).</text:p>
        </text:list-item>
        <text:list-item>
          <text:p text:style-name="P13"><text:bookmark text:name="_heading=h.2et92p0"/>Templates</text:p>
          <text:p text:style-name="P14">Es aplicar HTML con una sintaxi especial, es insertar los datos HTML mediante el renderizado. (Vincular de forma declarativa el DOM renderizado a los datos de la instancia de Vue subyacente).</text:p>
        </text:list-item>
        <text:list-item>
          <text:p text:style-name="P13"><text:bookmark text:name="_heading=h.tyjcwt"/>Renderizar por pantalla.</text:p>
          <text:p text:style-name="P14">Son funciones de javascript que retornan algo llamado DOM VIRTUAL, son objetos de javascript que VUE utiliza para representar una plantilla y finalmente procesar e imprimir los elementos actuales del DOM en el navgador.</text:p>
        </text:list-item>
        <text:list-item>
          <text:p text:style-name="P13"><text:bookmark text:name="_heading=h.3dy6vkm"/><text:soft-page-break/>Reactivitat de los datos.</text:p>
          <text:p text:style-name="P14">Son sistemas que permiten el cambio de estado interno por medio de eventos (externo o internos) que manejan acciones cuando son accionados, son sistemas que reaccionan al cambio.</text:p>
        </text:list-item>
        <text:list-item>
          <text:p text:style-name="P13">Data – Binding.</text:p>
          <text:p text:style-name="P14">Es una tecnica utilizada para unir fuentes de datos del proveedor y el consumidor que se sincronizan en el momento que son recuperadas. En el momento que se vinculan, cada vez que se modifican los datos, se refleja automaticamente en los elementos vinculados a los datos.</text:p>
        </text:list-item>
        <text:list-item>
          <text:p text:style-name="P13">Componentes.</text:p>
          <text:p text:style-name="P14">Ayudan a extender las caracteristicas de las etiquetas HTML y encapsular codigo. Es una nueva etiqueta con una interfaz y comportamiento particular.</text:p>
        </text:list-item>
        <text:list-item>
          <text:p text:style-name="P13">Hooks - Ciclo de vida de los Componentes.</text:p>
          <text:p text:style-name="P14">Nos permite saber como se crea, actualiza y se destruye un componente. Podemos saber en que punto se encuentra el componente y poder actuar en consecuencia.</text:p>
        </text:list-item>
        <text:list-item>
          <text:p text:style-name="P13">Routing.</text:p>
          <text:p text:style-name="P14">Vue-Router Es la biblioteca de enrutamiento oficial del lado del cliente que proporciona las herramientas necesarias para asignar los componentes de una aplicacion a diferentes rutas de URL el navegador.</text:p>
        </text:list-item>
        <text:list-item>
          <text:p text:style-name="P13">Interpolación </text:p>
          <text:p text:style-name="P14">Es la forma de enlazar datos. Sintaxi: {{ dato }}</text:p>
        </text:list-item>
        <text:list-item>
          <text:p text:style-name="P13">Directivas </text:p>
          <text:p text:style-name="P14">Sirve para mostrar datos por pantalla.</text:p>
        </text:list-item>
        <text:list-item>
          <text:p text:style-name="P13">Eventos</text:p>
          <text:p text:style-name="P14">Sirven para pasar informacion desde el componente padre al hijo. Por ejemplo si queremos notificar de un suceso en el componente hijo.</text:p>
        </text:list-item>
        <text:list-item>
          <text:p text:style-name="P13">Computed properties, Watchers </text:p>
          <text:p text:style-name="P14">Permite definir propiedades que surgen de procesos sobre otras propiedades. Las propiedades computadas son realmente métodos.</text:p>
        </text:list-item>
        <text:list-item>
          <text:p text:style-name="P13">Filters</text:p>
          <text:p text:style-name="P14">Su proposito es modificar la salida de informacion antes de que sea grabada en base de datos o mostrada en pantalla.</text:p>
        </text:list-item>
        <text:list-item>
          <text:p text:style-name="P13">Props</text:p>
          <text:p text:style-name="P14">Ademas de hacer como los eventos, tambien se puede pasar props a una ruta cualquiera siempr y cuando estén activados.</text:p>
        </text:list-item>
        <text:list-item>
          <text:p text:style-name="P13">$emit</text:p>
          <text:p text:style-name="P14">Sirve para emitir el evento. Dentro de una funcion se usa esto para dar nombre al evento, luego para llamarlo fuera de la funciona se utiliza el @. Ejemplo: <text:span text:style-name="T2">$emit(“hover”) → @hover<text:line-break/><text:line-break/><text:line-break/></text:span></text:p>
        </text:list-item>
        <text:list-item>
          <text:p text:style-name="P13"><text:soft-page-break/>Slots</text:p>
          <text:p text:style-name="P14">Es un fragmento de componente al cual se le puede inyectar contenido. Permite que se puedan utilizar componentes de Vue de la misma forma como funciona un elemento de bloque HTML permitiendole anidar otros elementos dentro de el.</text:p>
        </text:list-item>
        <text:list-item>
          <text:p text:style-name="P13">SPA - (Single Page Application)</text:p>
          <text:p text:style-name="P14">Es como la parte que permite separar el template de la parte del javascript y tener estilos individuales a aplicar al componente.</text:p>
        </text:list-item>
        <text:list-item>
          <text:p text:style-name="P13"><text:bookmark text:name="_heading=h.1t3h5sf"/>VUE-CLI </text:p>
          <text:p text:style-name="P14">Es una libreria que permite usar comandos en la consola del ordenador para automatizar ciertas tareas. </text:p>
        </text:list-item>
        <text:list-item>
          <text:p text:style-name="P13">AXIOS</text:p>
          <text:p text:style-name="P14">Es un cliente HTTP basado en Promesas para javascript, el cual puede ser utilizado tanto en tu aplicacion FrontEn, como en el BackEnd con nodejs.</text:p>
        </text:list-item>
      </text:list>
      <text:h text:style-name="Heading_20_1" text:outline-level="1"><text:bookmark text:name="_heading=h.4d34og8"/>Conclusions</text:h>
      <text:p text:style-name="P10">Que és el que més t’ha sorprès/agradat de VUE?</text:p>
      <text:p text:style-name="Standard">Me da la impresion de que tiene las cosas bien separadas para que sea mas facil hacer una APP y también la manera de ahorrar codigo reutilizando datos con los Props o Eventos.</text:p>
      <text:p text:style-name="Standard"/>
      <text:p text:style-name="P10">Que és el que menys t’ha agradat?</text:p>
      <text:p text:style-name="P11">Bueno, realmente creo que lo que mas pereza siempre da es que tiene nueva sintaxi, pero como todo al principio, es lo que mas cuesta.</text:p>
      <text:p text:style-name="P11"/>
      <text:p text:style-name="P10">Pren nota d’alguna curiositat sobre VUE, que hagis après en el teu estudi.</text:p>
      <text:p text:style-name="Standard">Me llama la atención de que la mayoria de webs dicen que es el mas “fácil” de aprender porque es bastante intuitivo, y además es una mezcla de Angular y React.</text:p>
      <text:p text:style-name="Standard"/>
      <text:p text:style-name="Standard">Los componentes se separan por ficheros y es mas facil acceder a ellos y mentalmente y visualmente es mas “facil” entender que pasa en el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oto Sans Symbols" svg:font-family="'Noto Sans Symbol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ca"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ca"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15%" fo:text-align="start" style:justify-single-word="false" fo:orphans="2" fo:widows="2" style:writing-mode="lr-tb"/>
      <style:text-properties style:font-name="Arial" fo:language="en" fo:country="GB" style:language-asian="ca" style:country-asian="ES" style:font-name-complex="Arial1"/>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loext:contextual-spacing="false" fo:margin-top="0.706cm" fo:margin-bottom="0.212cm" fo:keep-together="always" fo:keep-with-next="always"/>
      <style:text-properties fo:font-size="20pt" fo:language="ca" fo:country="ES" style:font-size-asian="20pt" style:font-size-complex="20pt"/>
    </style:style>
    <style:style style:name="Heading_20_2" style:display-name="Heading 2" style:family="paragraph" style:parent-style-name="normal" style:next-style-name="Standard" style:default-outline-level="2" style:list-style-name="" style:class="text">
      <style:paragraph-properties loext:contextual-spacing="false" fo:margin-top="0.635cm" fo:margin-bottom="0.212cm" fo:keep-together="always" fo:keep-with-next="always"/>
      <style:text-properties fo:font-size="16pt" fo:language="ca" fo:country="ES" style:font-size-asian="16pt" style:font-size-complex="16pt"/>
    </style:style>
    <style:style style:name="Heading_20_3" style:display-name="Heading 3" style:family="paragraph" style:parent-style-name="normal" style:next-style-name="Standard" style:default-outline-level="3" style:list-style-name="" style:class="text">
      <style:paragraph-properties loext:contextual-spacing="false" fo:margin-top="0.564cm" fo:margin-bottom="0.141cm" fo:keep-together="always" fo:keep-with-next="always"/>
      <style:text-properties fo:color="#434343" fo:font-size="14pt" fo:language="ca" fo:country="ES" style:font-size-asian="14pt" style:font-size-complex="14pt"/>
    </style:style>
    <style:style style:name="Heading_20_4" style:display-name="Heading 4" style:family="paragraph" style:parent-style-name="normal" style:next-style-name="Standard" style:default-outline-level="4" style:list-style-name="" style:class="text">
      <style:paragraph-properties loext:contextual-spacing="false" fo:margin-top="0.494cm" fo:margin-bottom="0.141cm" fo:keep-together="always" fo:keep-with-next="always"/>
      <style:text-properties fo:color="#666666" fo:font-size="12pt" fo:language="ca" fo:country="ES" style:font-size-asian="12pt" style:font-size-complex="12pt"/>
    </style:style>
    <style:style style:name="Heading_20_5" style:display-name="Heading 5" style:family="paragraph" style:parent-style-name="normal" style:next-style-name="Standard" style:default-outline-level="5" style:list-style-name="" style:class="text">
      <style:paragraph-properties loext:contextual-spacing="false" fo:margin-top="0.423cm" fo:margin-bottom="0.141cm" fo:keep-together="always" fo:keep-with-next="always"/>
      <style:text-properties fo:color="#666666" fo:language="ca" fo:country="ES"/>
    </style:style>
    <style:style style:name="Heading_20_6" style:display-name="Heading 6" style:family="paragraph" style:parent-style-name="normal" style:next-style-name="Standard" style:default-outline-level="6" style:list-style-name="" style:class="text">
      <style:paragraph-properties loext:contextual-spacing="false" fo:margin-top="0.423cm" fo:margin-bottom="0.141cm" fo:keep-together="always" fo:keep-with-next="always"/>
      <style:text-properties fo:color="#666666" fo:language="ca" fo:country="ES" fo:font-style="italic" style:font-style-asian="italic"/>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normal" style:default-outline-level="" style:class="extra">
      <style:paragraph-properties fo:line-height="100%">
        <style:tab-stops>
          <style:tab-stop style:position="7.5cm" style:type="center"/>
          <style:tab-stop style:position="15cm" style:type="right"/>
        </style:tab-stops>
      </style:paragraph-properties>
      <style:text-properties fo:language="ca" fo:country="ES"/>
    </style:style>
    <style:style style:name="Footer" style:family="paragraph" style:parent-style-name="normal" style:default-outline-level="" style:class="extra">
      <style:paragraph-properties fo:line-height="100%">
        <style:tab-stops>
          <style:tab-stop style:position="7.5cm" style:type="center"/>
          <style:tab-stop style:position="15cm" style:type="right"/>
        </style:tab-stops>
      </style:paragraph-properties>
      <style:text-properties fo:language="ca" fo:country="ES"/>
    </style:style>
    <style:style style:name="Texto_20_de_20_sugerencia" style:display-name="Texto de sugerencia" style:family="paragraph" style:parent-style-name="normal" style:default-outline-level="">
      <style:paragraph-properties loext:contextual-spacing="false" fo:margin-left="0cm" fo:margin-right="1.016cm" fo:margin-top="0cm" fo:margin-bottom="0.282cm" fo:line-height="110%" fo:text-indent="0cm" style:auto-text-indent="false"/>
      <style:text-properties fo:color="#7f7f7f" style:font-name="Calibri" fo:font-size="8pt" fo:language="es" fo:country="ES" fo:font-style="italic" style:font-name-asian="Calibri1" style:font-size-asian="8pt" style:language-asian="es" style:country-asian="ES" style:font-style-asian="italic" style:font-name-complex="Arial1" style:font-size-complex="10pt" style:font-style-complex="italic"/>
    </style:style>
    <style:style style:name="Contents_20_1" style:display-name="Contents 1" style:family="paragraph" style:parent-style-name="normal" style:next-style-name="Standard" style:auto-update="true" style:default-outline-level="" style:class="index">
      <style:paragraph-properties loext:contextual-spacing="false" fo:margin-top="0cm" fo:margin-bottom="0.176cm"/>
      <style:text-properties fo:language="ca" fo:country="ES"/>
    </style:style>
    <style:style style:name="Contents_20_2" style:display-name="Contents 2" style:family="paragraph" style:parent-style-name="normal" style:next-style-name="Standard" style:auto-update="true" style:default-outline-level="" style:class="index">
      <style:paragraph-properties loext:contextual-spacing="false" fo:margin-left="0.388cm" fo:margin-right="0cm" fo:margin-top="0cm" fo:margin-bottom="0.176cm" fo:text-indent="0cm" style:auto-text-indent="false"/>
    </style:style>
    <style:style style:name="List_20_Paragraph" style:display-name="List Paragraph" style:family="paragraph" style:parent-style-name="normal" style:default-outline-level="">
      <style:paragraph-properties loext:contextual-spacing="true" fo:margin-left="1.27cm" fo:margin-right="0cm" fo:margin-top="0cm" fo:margin-bottom="0cm" fo:text-indent="0cm" style:auto-text-indent="false"/>
    </style:style>
    <style:style style:name="Default" style:family="paragraph" style:default-outline-level="">
      <style:paragraph-properties loext:contextual-spacing="false" fo:margin-top="0cm" fo:margin-bottom="0cm" fo:line-height="100%" fo:text-align="start" style:justify-single-word="false" fo:orphans="2" fo:widows="2" style:writing-mode="lr-tb"/>
      <style:text-properties fo:color="#000000" style:font-name="Arial" fo:font-size="12pt" style:font-name-asian="Calibri1" style:font-size-asian="12pt" style:font-name-complex="Arial1" style:font-size-complex="12pt"/>
    </style:style>
    <style:style style:name="Endnote" style:family="paragraph" style:parent-style-name="normal" style:default-outline-level="" style:class="extra">
      <style:paragraph-properties fo:line-height="100%"/>
      <style:text-properties fo:font-size="10pt" style:font-size-asian="10pt" style:font-size-complex="10pt"/>
    </style:style>
    <style:style style:name="Contents_20_3" style:display-name="Contents 3" style:family="paragraph" style:parent-style-name="normal" style:next-style-name="Standard" style:auto-update="true" style:default-outline-level="" style:class="index">
      <style:paragraph-properties loext:contextual-spacing="false" fo:margin-left="0.776cm" fo:margin-right="0cm" fo:margin-top="0cm" fo:margin-bottom="0.176cm" fo:text-indent="0cm" style:auto-text-indent="false"/>
    </style:style>
    <style:style style:name="HTML_20_Preformatted" style:display-name="HTML Preformatted" style:family="paragraph" style:parent-style-name="normal" style:default-outline-level="">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name-asian="Times New Roman" style:font-size-asian="10pt" style:language-asian="es" style:country-asian="ES"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20pt" style:font-name-asian="Arial1" style:font-size-asian="20pt" style:language-asian="ca" style:country-asian="ES" style:font-name-complex="Arial1" style:font-size-complex="20pt"/>
    </style:style>
    <style:style style:name="Título_20_2_20_Car" style:display-name="Título 2 Car" style:family="text" style:parent-style-name="Default_20_Paragraph_20_Font">
      <style:text-properties style:font-name="Arial" fo:font-size="16pt" style:font-name-asian="Arial1" style:font-size-asian="16pt" style:language-asian="ca" style:country-asian="ES" style:font-name-complex="Arial1" style:font-size-complex="16pt"/>
    </style:style>
    <style:style style:name="Título_20_3_20_Car" style:display-name="Título 3 Car" style:family="text" style:parent-style-name="Default_20_Paragraph_20_Font">
      <style:text-properties fo:color="#434343" style:font-name="Arial" fo:font-size="14pt" style:font-name-asian="Arial1" style:font-size-asian="14pt" style:language-asian="ca" style:country-asian="ES" style:font-name-complex="Arial1" style:font-size-complex="14pt"/>
    </style:style>
    <style:style style:name="Título_20_4_20_Car" style:display-name="Título 4 Car" style:family="text" style:parent-style-name="Default_20_Paragraph_20_Font">
      <style:text-properties fo:color="#666666" style:font-name="Arial" fo:font-size="12pt" style:font-name-asian="Arial1" style:font-size-asian="12pt" style:language-asian="ca" style:country-asian="ES" style:font-name-complex="Arial1" style:font-size-complex="12pt"/>
    </style:style>
    <style:style style:name="Título_20_5_20_Car" style:display-name="Título 5 Car" style:family="text" style:parent-style-name="Default_20_Paragraph_20_Font">
      <style:text-properties fo:color="#666666" style:font-name="Arial" style:font-name-asian="Arial1" style:language-asian="ca" style:country-asian="ES" style:font-name-complex="Arial1"/>
    </style:style>
    <style:style style:name="Título_20_6_20_Car" style:display-name="Título 6 Car" style:family="text" style:parent-style-name="Default_20_Paragraph_20_Font">
      <style:text-properties fo:color="#666666" style:font-name="Arial" fo:font-style="italic" style:font-name-asian="Arial1" style:language-asian="ca" style:country-asian="ES" style:font-style-asian="italic" style:font-name-complex="Arial1"/>
    </style:style>
    <style:style style:name="attributecolor" style:family="text" style:parent-style-name="Default_20_Paragraph_20_Font"/>
    <style:style style:name="attributevaluecolor" style:family="text" style:parent-style-name="Default_20_Paragraph_20_Font"/>
    <style:style style:name="Encabezado_20_Car" style:display-name="Encabezado Car" style:family="text" style:parent-style-name="Default_20_Paragraph_20_Font">
      <style:text-properties style:font-name="Arial" style:language-asian="ca" style:country-asian="ES" style:font-name-complex="Arial1"/>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2" style:font-size-complex="10pt"/>
    </style:style>
    <style:style style:name="color_5f_h1" style:display-name="color_h1" style:family="text" style:parent-style-name="Default_20_Paragraph_20_Font"/>
    <style:style style:name="cssdelimitercolor" style:family="text" style:parent-style-name="Default_20_Paragraph_20_Font"/>
    <style:style style:name="csspropertycolor" style:family="text" style:parent-style-name="Default_20_Paragraph_20_Font"/>
    <style:style style:name="Pie_20_de_20_página_20_Car" style:display-name="Pie de página Car" style:family="text" style:parent-style-name="Default_20_Paragraph_20_Font">
      <style:text-properties style:font-name="Arial" style:language-asian="ca" style:country-asian="ES" style:font-name-complex="Arial1"/>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exto_20_nota_20_al_20_final_20_Car" style:display-name="Texto nota al final Car" style:family="text" style:parent-style-name="Default_20_Paragraph_20_Font">
      <style:text-properties style:font-name="Arial" fo:font-size="10pt" fo:language="en" fo:country="GB" style:font-size-asian="10pt" style:language-asian="ca" style:country-asian="ES" style:font-name-complex="Arial1"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style:font-name="Courier New" fo:font-size="10pt" fo:language="es" fo:country="ES" style:font-name-asian="Times New Roman" style:font-size-asian="10pt" style:language-asian="es" style:country-asian="ES" style:font-name-complex="Courier New2" style:font-size-complex="10pt"/>
    </style:style>
    <style:style style:name="y2iqfc"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rial" fo:font-size="11pt" fo:font-weight="normal" style:font-name-asian="Noto Sans Symbols1" style:font-name-complex="Noto Sans Symbols1"/>
    </style:style>
    <style:style style:name="ListLabel_20_2" style:display-name="ListLabel 2" style:family="text">
      <style:text-properties style:font-name-asian="Courier New2" style:font-name-complex="Courier New2"/>
    </style:style>
    <style:style style:name="ListLabel_20_3" style:display-name="ListLabel 3" style:family="text">
      <style:text-properties style:font-name-asian="Noto Sans Symbols1" style:font-name-complex="Noto Sans Symbols1"/>
    </style:style>
    <style:style style:name="ListLabel_20_4" style:display-name="ListLabel 4" style:family="text">
      <style:text-properties style:font-name-asian="Noto Sans Symbols1" style:font-name-complex="Noto Sans Symbols1"/>
    </style:style>
    <style:style style:name="ListLabel_20_5" style:display-name="ListLabel 5" style:family="text">
      <style:text-properties style:font-name-asian="Courier New2" style:font-name-complex="Courier New2"/>
    </style:style>
    <style:style style:name="ListLabel_20_6" style:display-name="ListLabel 6" style:family="text">
      <style:text-properties style:font-name-asian="Noto Sans Symbols1" style:font-name-complex="Noto Sans Symbols1"/>
    </style:style>
    <style:style style:name="ListLabel_20_7" style:display-name="ListLabel 7" style:family="text">
      <style:text-properties style:font-name-asian="Noto Sans Symbols1" style:font-name-complex="Noto Sans Symbols1"/>
    </style:style>
    <style:style style:name="ListLabel_20_8" style:display-name="ListLabel 8" style:family="text">
      <style:text-properties style:font-name-asian="Courier New2" style:font-name-complex="Courier New2"/>
    </style:style>
    <style:style style:name="ListLabel_20_9" style:display-name="ListLabel 9" style:family="text">
      <style:text-properties style:font-name-asian="Noto Sans Symbols1" style:font-name-complex="Noto Sans Symbols1"/>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cm" fo:margin-left="0cm" fo:margin-top="0cm" fo:margin-bottom="0cm" table:align="left" style:writing-mode="lr-tb"/>
    </style:style>
    <style:style style:name="Table1.A" style:family="table-column">
      <style:table-column-properties style:column-width="7.671cm"/>
    </style:style>
    <style:style style:name="Table1.B" style:family="table-column">
      <style:table-column-properties style:column-width="7.329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8.013cm" fo:margin-left="-1.259cm" fo:margin-top="0cm" fo:margin-bottom="0cm" table:align="left" style:writing-mode="lr-tb"/>
    </style:style>
    <style:style style:name="Table2.A" style:family="table-column">
      <style:table-column-properties style:column-width="4.68cm"/>
    </style:style>
    <style:style style:name="Table2.B" style:family="table-column">
      <style:table-column-properties style:column-width="5.886cm"/>
    </style:style>
    <style:style style:name="Table2.C" style:family="table-column">
      <style:table-column-properties style:column-width="3.071cm"/>
    </style:style>
    <style:style style:name="Table2.D" style:family="table-column">
      <style:table-column-properties style:column-width="4.376cm"/>
    </style:style>
    <style:style style:name="Table2.1" style:family="table-row">
      <style:table-row-properties style:keep-together="true" fo:keep-together="auto"/>
    </style:style>
    <style:style style:name="Table2.A1" style:family="table-cell">
      <style:table-cell-properties style:vertical-align="bottom" fo:padding-left="0.191cm" fo:padding-right="0.191cm" fo:padding-top="0cm" fo:padding-bottom="0cm" fo:border="none"/>
    </style:style>
    <style:style style:name="Table2.B1" style:family="table-cell">
      <style:table-cell-properties fo:padding-left="0.191cm" fo:padding-right="0.191cm" fo:padding-top="0cm" fo:padding-bottom="0cm" fo:border="none"/>
    </style:style>
    <style:style style:name="MP1"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style>
    <style:style style:name="MP2" style:family="paragraph" style:parent-style-name="Standard">
      <style:paragraph-properties fo:line-height="150%">
        <style:tab-stops>
          <style:tab-stop style:position="7.5cm" style:type="center"/>
          <style:tab-stop style:position="10.001cm"/>
          <style:tab-stop style:position="15cm" style:type="right"/>
        </style:tab-stops>
      </style:paragraph-properties>
      <style:text-properties fo:color="#333333" fo:font-size="9pt" fo:background-color="#ffffff" style:font-size-asian="9pt" style:font-size-complex="9pt"/>
    </style:style>
    <style:style style:name="MP3" style:family="paragraph" style:parent-style-name="Standard">
      <style:paragraph-properties fo:line-height="150%">
        <style:tab-stops>
          <style:tab-stop style:position="7.371cm" style:type="right"/>
          <style:tab-stop style:position="10.001cm"/>
        </style:tab-stops>
      </style:paragraph-properties>
      <style:text-properties fo:color="#333333" fo:font-size="9pt" fo:background-color="#ffffff" style:font-size-asian="9pt" style:font-size-complex="9pt"/>
    </style:style>
    <style:style style:name="MP4" style:family="paragraph" style:parent-style-name="Standard">
      <style:paragraph-properties fo:line-height="150%" fo:text-align="end" style:justify-single-word="false">
        <style:tab-stops>
          <style:tab-stop style:position="7.5cm" style:type="center"/>
          <style:tab-stop style:position="10.001cm"/>
          <style:tab-stop style:position="15cm" style:type="right"/>
        </style:tab-stops>
      </style:paragraph-properties>
      <style:text-properties fo:color="#333333" fo:font-size="9pt" fo:background-color="#ffffff" style:font-size-asian="9pt" style:font-size-complex="9pt"/>
    </style:style>
    <style:style style:name="MP5"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6" style:family="paragraph" style:parent-style-name="Standard">
      <style:paragraph-properties fo:text-align="end" style:justify-single-word="false"/>
    </style:style>
    <style:style style:name="M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text:bookmark text:name="_heading=h.2s8eyo1"/>VUE BÀSICS<text:line-break/>Analitzar i conceptualitzar conceptes bàsics VUE</text:p>
              <text:p text:style-name="MP3">v1.0<text:tab/></text:p>
            </table:table-cell>
            <table:table-cell table:style-name="Table1.A1" office:value-type="string">
              <text:p text:style-name="MP4">M03: VUE</text:p>
              <text:p text:style-name="MP4">Curs: Front End Web Developer</text:p>
              <text:p text:style-name="MP4"/>
            </table:table-cell>
          </table:table-row>
        </table:table>
        <text:p text:style-name="MP5"/>
      </style:header>
      <style:footer>
        <text:p text:style-name="M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page-number text:select-page="current">3</text:page-number></text:p>
            </table:table-cell>
            <table:table-cell table:style-name="Table2.B1" office:value-type="string">
              <text:p text:style-name="MP6"><draw:frame draw:style-name="Mfr1" draw:name="image3.jpg" text:anchor-type="as-char" svg:width="5.988cm" svg:height="1.057cm" draw:z-index="2"><draw:image/><svg:desc>http://identitatcorporativa.gencat.cat/web/.content/Documentacio/descarregues/dpt/COLOR/Empresa-i-Treball/soc_2l.jpg</svg:desc></draw:frame></text:p>
            </table:table-cell>
            <table:table-cell table:style-name="Table2.B1" office:value-type="string">
              <text:p text:style-name="MP6"><draw:frame draw:style-name="Mfr1" draw:name="image1.jpg" text:anchor-type="as-char" svg:width="2.05cm" svg:height="0.97cm" draw:z-index="5"><draw:image/><svg:desc>Imagen que contiene Gráfico

Descripción generada automáticamente</svg:desc></draw:frame></text:p>
            </table:table-cell>
            <table:table-cell table:style-name="Table2.B1" office:value-type="string">
              <text:p text:style-name="MP6"><draw:frame draw:style-name="Mfr1" draw:name="image2.jpg" text:anchor-type="as-char" svg:width="3.761cm" svg:height="1cm" draw:z-index="8"><draw:image/><svg:desc>Un dibujo de un animal

Descripción generada automáticamente con confianza media</svg:desc></draw:frame></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3-28T07:12:00</meta:creation-date>
    <meta:initial-creator>Formació O365</meta:initial-creator>
    <meta:generator>OpenOffice/4.1.11$Win32 OpenOffice.org_project/4111m1$Build-9808</meta:generator>
    <meta:document-statistic meta:table-count="2" meta:image-count="3" meta:object-count="0" meta:page-count="3" meta:paragraph-count="65" meta:word-count="891" meta:character-count="5180"/>
    <dc:date>2022-03-28T11:46:26.66</dc:date>
    <dc:creator>Raul Garcia</dc:creator>
    <meta:editing-duration>PT45M2S</meta:editing-duration>
    <meta:editing-cycles>1</meta:editing-cycles>
  </office:meta>
</office:document-meta>
</file>